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:</text:p>
      <text:p text:style-name="Standard"/>
      <text:p text:style-name="Standard"/>
      <text:p text:style-name="Standard">A) Modificación/Agregar archivo al </text:p>
      <text:p text:style-name="Standard">repositorio de GIT: </text:p>
      <text:p text:style-name="Standard"/>
      <text:p text:style-name="Standard">para ver el estado de los archivos locales:</text:p>
      <text:p text:style-name="Standard"/>
      <text:p text:style-name="Standard">git status</text:p>
      <text:p text:style-name="Standard"/>
      <text:p text:style-name="Standard">M /dev/pepe/hola.txt</text:p>
      <text:p text:style-name="Standard">A /dev/pepe/nuevo.txt</text:p>
      <text:p text:style-name="Standard"/>
      <text:p text:style-name="Standard">B) Para seleccionar aquellos archivos y </text:p>
      <text:p text:style-name="Standard">commitiarlos, ingresar el sig comando:</text:p>
      <text:p text:style-name="Standard"/>
      <text:p text:style-name="Standard">git add /dev/pepe/hola.txt</text:p>
      <text:p text:style-name="Standard"/>
      <text:p text:style-name="Standard">C) Para commitear los cambios al repositorio </text:p>
      <text:p text:style-name="Standard">local</text:p>
      <text:p text:style-name="Standard"/>
      <text:p text:style-name="Standard">git commit -m "&lt;Mensaje&gt;" </text:p>
      <text:p text:style-name="Standard"/>
      <text:p text:style-name="Standard">Estos cambios no los veran los coworkers ya </text:p>
      <text:p text:style-name="Standard">que no han sido subidos (pusheados) a la </text:p>
      <text:p text:style-name="Standard">nube o repositorio repositorio remoto.</text:p>
      <text:p text:style-name="Standard"/>
      <text:p text:style-name="Standard">D) Para hacerlo ejecutar:</text:p>
      <text:p text:style-name="Standard">git push</text:p>
      <text:p text:style-name="Standard"/>
      <text:p text:style-name="Standard"/>
      <text:p text:style-name="Standard">E) Para bajar cambios que alguien ha subido </text:p>
      <text:p text:style-name="Standard">al repositorio remoto:</text:p>
      <text:p text:style-name="Standard"/>
      <text:p text:style-name="Standard">git p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51S</meta:editing-duration>
    <meta:editing-cycles>3</meta:editing-cycles>
    <meta:generator>OpenOffice.org/3.2$Win32 OpenOffice.org_project/320m12$Build-9483</meta:generator>
    <dc:date>2013-02-06T19:58:54.32</dc:date>
    <meta:document-statistic meta:table-count="0" meta:image-count="0" meta:object-count="0" meta:page-count="1" meta:paragraph-count="21" meta:word-count="88" meta:character-count="563"/>
    <dc:creator>Franco Genga</dc:creator>
    <meta:user-defined meta:name="Info 1"/>
    <meta:user-defined meta:name="Info 2"/>
    <meta:user-defined meta:name="Info 3"/>
    <meta:user-defined meta:name="Info 4"/>
  </office:meta>
</office:document-meta>
</file>